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32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28in"/>
    </style:style>
    <style:style style:name="co6" style:family="table-column">
      <style:table-column-properties fo:break-before="auto" style:column-width="1.3071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0.9591in"/>
    </style:style>
    <style:style style:name="co11" style:family="table-column">
      <style:table-column-properties fo:break-before="auto" style:column-width="1.1311in"/>
    </style:style>
    <style:style style:name="co12" style:family="table-column">
      <style:table-column-properties fo:break-before="auto" style:column-width="1.3283in"/>
    </style:style>
    <style:style style:name="co13" style:family="table-column">
      <style:table-column-properties fo:break-before="auto" style:column-width="1.1126in"/>
    </style:style>
    <style:style style:name="co14" style:family="table-column">
      <style:table-column-properties fo:break-before="auto" style:column-width="1.339in"/>
    </style:style>
    <style:style style:name="co15" style:family="table-column">
      <style:table-column-properties fo:break-before="auto" style:column-width="1.9965in"/>
    </style:style>
    <style:style style:name="co16" style:family="table-column">
      <style:table-column-properties fo:break-before="auto" style:column-width="1.3902in"/>
    </style:style>
    <style:style style:name="co17" style:family="table-column">
      <style:table-column-properties fo:break-before="auto" style:column-width="1.012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-bottom="none" fo:background-color="#808080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-bottom="0.0008in solid #000000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ff00"/>
      <style:text-properties fo:font-weight="bold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17" style:family="table-cell" style:parent-style-name="Default">
      <style:table-cell-properties fo:border-bottom="0.0008in solid #000000" fo:background-color="#ff0000" fo:border-left="none" fo:border-right="none" fo:border-top="none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20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99ccff" fo:border-left="none" fo:border-right="0.0008in solid #000000" fo:border-top="none"/>
      <style:text-properties style:font-name="Nimbus Sans L" style:font-name-asian="Nimbus Sans L1" style:font-name-complex="Nimbus Sans L1"/>
    </style:style>
    <style:style style:name="ce25" style:family="table-cell" style:parent-style-name="Default">
      <style:table-cell-properties fo:border-bottom="none" fo:background-color="#80808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808080" fo:border-left="none" fo:border-right="0.0008in solid #000000" fo:border-top="none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-bottom="none" fo:background-color="#c0c0c0" fo:border-left="0.0008in solid #000000" fo:border-right="none" fo:border-top="0.0008in solid #000000"/>
    </style:style>
    <style:style style:name="ce29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c0c0c0" fo:border-left="0.0008in solid #000000" fo:border-right="none" fo:border-top="none"/>
      <style:text-properties fo:font-weight="bold"/>
    </style:style>
    <style:style style:name="ce31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 fo:font-weight="bold"/>
    </style:style>
    <style:style style:name="ce32" style:family="table-cell" style:parent-style-name="Default">
      <style:table-cell-properties fo:border-bottom="none" fo:background-color="#c0c0c0" fo:border-left="0.0008in solid #000000" fo:border-right="none" fo:border-top="none"/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34" style:family="table-cell" style:parent-style-name="Default">
      <style:table-cell-properties fo:border-bottom="none" fo:background-color="#c0c0c0" fo:border-left="none" fo:border-right="none" fo:border-top="0.0008in solid #000000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37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41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42" style:family="table-cell" style:parent-style-name="Default">
      <style:table-cell-properties fo:background-color="#e6e6e6"/>
    </style:style>
    <style:style style:name="ce43" style:family="table-cell" style:parent-style-name="Default">
      <style:table-cell-properties fo:background-color="#e6e6e6"/>
      <style:text-properties fo:color="#000000"/>
    </style:style>
    <style:style style:name="ce44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order-bottom="none" fo:border-left="0.0008in solid #000000" fo:border-right="none" fo:border-top="none"/>
      <style:text-properties style:text-underline-style="solid" style:text-underline-width="auto" style:text-underline-color="font-color"/>
    </style:style>
    <style:style style:name="ce46" style:family="table-cell" style:parent-style-name="Default">
      <style:table-cell-properties fo:border-bottom="0.0008in solid #000000" fo:border-left="0.0008in solid #000000" fo:border-right="none" fo:border-top="none"/>
      <style:text-properties style:text-underline-style="solid" style:text-underline-width="auto" style:text-underline-color="font-color"/>
    </style:style>
    <style:style style:name="ce47" style:family="table-cell" style:parent-style-name="Default">
      <style:table-cell-properties fo:border-bottom="none" fo:border-left="none" fo:border-right="0.0008in solid #000000" fo:border-top="0.0008in solid #000000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none" fo:border-right="0.0008in solid #000000" fo:border-top="none"/>
      <style:text-properties style:text-underline-style="none"/>
    </style:style>
    <style:style style:name="ce49" style:family="table-cell" style:parent-style-name="Default">
      <style:table-cell-properties fo:border-bottom="0.0008in solid #000000" fo:border-left="none" fo:border-right="0.0008in solid #000000" fo:border-top="none"/>
      <style:text-properties style:text-underline-style="none"/>
    </style:style>
    <style:style style:name="ce50" style:family="table-cell" style:parent-style-name="Default">
      <style:table-cell-properties fo:border-bottom="none" fo:background-color="#c0c0c0" fo:border-left="none" fo:border-right="0.0008in solid #000000" fo:border-top="0.0008in solid #000000"/>
    </style:style>
    <style:style style:name="ce51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52" style:family="table-cell" style:parent-style-name="Default">
      <style:table-cell-properties fo:border-bottom="none" fo:background-color="#c0c0c0" fo:border-left="none" fo:border-right="0.0008in solid #000000" fo:border-top="none"/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54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55" style:family="table-cell" style:parent-style-name="Default">
      <style:text-properties style:text-underline-style="solid" style:text-underline-width="auto" style:text-underline-color="font-color" fo:font-weight="bold"/>
    </style:style>
    <style:style style:name="ce56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fo:border-left="0.0008in solid #000000" fo:border-right="none" fo:border-top="0.0008in solid #000000"/>
    </style:style>
    <style:style style:name="ce58" style:family="table-cell" style:parent-style-name="Default">
      <style:table-cell-properties fo:border-bottom="none" fo:border-left="0.0008in solid #000000" fo:border-right="none" fo:border-top="none"/>
    </style:style>
    <style:style style:name="ce59" style:family="table-cell" style:parent-style-name="Default">
      <style:table-cell-properties fo:border-bottom="0.0008in solid #000000" fo:background-color="#000080" fo:border-left="0.0008in solid #000000" fo:border-right="none" fo:border-top="none"/>
      <style:text-properties fo:font-weight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order-bottom="none" fo:border-left="none" fo:border-right="none" fo:border-top="0.0008in solid #000000"/>
    </style:style>
    <style:style style:name="ce62" style:family="table-cell" style:parent-style-name="Default">
      <style:table-cell-properties fo:border-bottom="0.0008in solid #000000" fo:background-color="#000080" fo:border-left="none" fo:border-right="none" fo:border-top="none"/>
    </style:style>
    <style:style style:name="ce63" style:family="table-cell" style:parent-style-name="Default">
      <style:table-cell-properties fo:background-color="#ff0000"/>
      <style:text-properties fo:font-weight="bold"/>
    </style:style>
    <style:style style:name="ce64" style:family="table-cell" style:parent-style-name="Default">
      <style:table-cell-properties fo:border-bottom="none" fo:border-left="none" fo:border-right="none" fo:border-top="0.0008in solid #000000"/>
      <style:text-properties style:text-underline-style="solid" style:text-underline-width="auto" style:text-underline-color="font-color" fo:font-weight="bold"/>
    </style:style>
    <style:style style:name="ce65" style:family="table-cell" style:parent-style-name="Default">
      <style:table-cell-properties fo:border-bottom="none" fo:border-left="none" fo:border-right="0.0008in solid #000000" fo:border-top="0.0008in solid #000000"/>
    </style:style>
    <style:style style:name="ce66" style:family="table-cell" style:parent-style-name="Default">
      <style:table-cell-properties fo:border-bottom="none" fo:border-left="none" fo:border-right="0.0008in solid #000000" fo:border-top="none"/>
    </style:style>
    <style:style style:name="ce67" style:family="table-cell" style:parent-style-name="Default">
      <style:table-cell-properties fo:border-bottom="none" fo:border-left="none" fo:border-right="0.0008in solid #000000" fo:border-top="none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fo:border-bottom="0.0008in solid #000000" fo:background-color="#000080" fo:border-left="none" fo:border-right="0.0008in solid #000000" fo:border-top="none"/>
    </style:style>
    <style:style style:name="ce69" style:family="table-cell" style:parent-style-name="Default" style:data-style-name="N0"/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fo:border-bottom="0.0008in solid #000000" fo:background-color="#000080" fo:border-left="0.0008in solid #000000" fo:border-right="none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74" style:family="table-cell" style:parent-style-name="Default">
      <style:table-cell-properties fo:border-bottom="0.0008in solid #000000" fo:border-left="none" fo:border-right="0.0008in solid #000000" fo:border-top="non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table table:name="Cash Flow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number-columns-repeated="7" table:default-cell-style-name="ce13"/>
        <table:table-column table:style-name="co2" table:default-cell-style-name="ce23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11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3" office:value-type="string">
            <text:p>AÑO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35279">
            <text:p>-35279</text:p>
          </table:table-cell>
          <table:table-cell table:number-columns-repeated="10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9968.75">
            <text:p>49968.75</text:p>
          </table:table-cell>
          <table:table-cell table:formula="oooc:=[Ventas.B31]*[Ventas.J2]" office:value-type="float" office:value="85312.5">
            <text:p>85312.5</text:p>
          </table:table-cell>
          <table:table-cell table:style-name="ce20" table:formula="oooc:=[Ventas.B32]*[Ventas.J2]" office:value-type="float" office:value="114562.5">
            <text:p>114562.5</text:p>
          </table:table-cell>
          <table:table-cell table:style-name="ce20" table:formula="oooc:=[Ventas.B33]*[Ventas.J2]" office:value-type="float" office:value="131625">
            <text:p>131625</text:p>
          </table:table-cell>
          <table:table-cell table:style-name="ce20" table:formula="oooc:=[Ventas.B34]*[Ventas.J2]" office:value-type="float" office:value="153562.5">
            <text:p>153562.5</text:p>
          </table:table-cell>
          <table:table-cell table:style-name="ce20" table:formula="oooc:=[Ventas.B35]*[Ventas.J2]" office:value-type="float" office:value="180375">
            <text:p>180375</text:p>
          </table:table-cell>
          <table:table-cell table:style-name="ce20" table:formula="oooc:=[Ventas.B36]*[Ventas.J2]" office:value-type="float" office:value="195000">
            <text:p>195000</text:p>
          </table:table-cell>
          <table:table-cell table:style-name="ce20" table:formula="oooc:=[Ventas.B37]*[Ventas.J2]" office:value-type="float" office:value="224250">
            <text:p>224250</text:p>
          </table:table-cell>
          <table:table-cell table:style-name="ce20" table:formula="oooc:=[Ventas.B38]*[Ventas.J2]" office:value-type="float" office:value="224250">
            <text:p>224250</text:p>
          </table:table-cell>
          <table:table-cell table:style-name="ce24" table:formula="oooc:=[Ventas.B39]*[Ventas.J2]" office:value-type="float" office:value="224250">
            <text:p>224250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89943.7500000001">
            <text:p>89943.75</text:p>
          </table:table-cell>
          <table:table-cell table:style-name="ce20" table:formula="oooc:=[Ventas.C31]*[Ventas.J3]" office:value-type="float" office:value="153562.5">
            <text:p>153562.5</text:p>
          </table:table-cell>
          <table:table-cell table:style-name="ce20" table:formula="oooc:=[Ventas.C32]*[Ventas.J3]" office:value-type="float" office:value="206212.5">
            <text:p>206212.5</text:p>
          </table:table-cell>
          <table:table-cell table:style-name="ce20" table:formula="oooc:=[Ventas.C33]*[Ventas.J3]" office:value-type="float" office:value="236925">
            <text:p>236925</text:p>
          </table:table-cell>
          <table:table-cell table:style-name="ce20" table:formula="oooc:=[Ventas.C34]*[Ventas.J3]" office:value-type="float" office:value="276412.5">
            <text:p>276412.5</text:p>
          </table:table-cell>
          <table:table-cell table:style-name="ce20" table:formula="oooc:=[Ventas.C35]*[Ventas.J3]" office:value-type="float" office:value="324675">
            <text:p>324675</text:p>
          </table:table-cell>
          <table:table-cell table:style-name="ce20" table:formula="oooc:=[Ventas.C36]*[Ventas.J3]" office:value-type="float" office:value="351000">
            <text:p>351000</text:p>
          </table:table-cell>
          <table:table-cell table:style-name="ce20" table:formula="oooc:=[Ventas.C37]*[Ventas.J3]" office:value-type="float" office:value="403650">
            <text:p>403650</text:p>
          </table:table-cell>
          <table:table-cell table:style-name="ce20" table:formula="oooc:=[Ventas.C38]*[Ventas.J3]" office:value-type="float" office:value="403650">
            <text:p>403650</text:p>
          </table:table-cell>
          <table:table-cell table:style-name="ce24" table:formula="oooc:=[Ventas.C39]*[Ventas.J3]" office:value-type="float" office:value="403650">
            <text:p>403650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899.4375">
            <text:p>899.44</text:p>
          </table:table-cell>
          <table:table-cell table:style-name="ce20" table:formula="oooc:=[Ventas.G31]*[Ventas.J4]" office:value-type="float" office:value="2435.0625">
            <text:p>2435.06</text:p>
          </table:table-cell>
          <table:table-cell table:style-name="ce20" table:formula="oooc:=[Ventas.G32]*[Ventas.J4]" office:value-type="float" office:value="4497.1875">
            <text:p>4497.19</text:p>
          </table:table-cell>
          <table:table-cell table:style-name="ce20" table:formula="oooc:=[Ventas.G33]*[Ventas.J4]" office:value-type="float" office:value="6866.4375">
            <text:p>6866.44</text:p>
          </table:table-cell>
          <table:table-cell table:style-name="ce20" table:formula="oooc:=[Ventas.G34]*[Ventas.J4]" office:value-type="float" office:value="9630.5625">
            <text:p>9630.56</text:p>
          </table:table-cell>
          <table:table-cell table:style-name="ce20" table:formula="oooc:=[Ventas.G35]*[Ventas.J4]" office:value-type="float" office:value="12877.3125">
            <text:p>12877.31</text:p>
          </table:table-cell>
          <table:table-cell table:style-name="ce20" table:formula="oooc:=[Ventas.G36]*[Ventas.J4]" office:value-type="float" office:value="16387.3125">
            <text:p>16387.31</text:p>
          </table:table-cell>
          <table:table-cell table:style-name="ce20" table:formula="oooc:=[Ventas.G37]*[Ventas.J4]" office:value-type="float" office:value="20423.8125">
            <text:p>20423.81</text:p>
          </table:table-cell>
          <table:table-cell table:style-name="ce20" table:formula="oooc:=[Ventas.G38]*[Ventas.J4]" office:value-type="float" office:value="24460.3125">
            <text:p>24460.31</text:p>
          </table:table-cell>
          <table:table-cell table:style-name="ce24" table:formula="oooc:=[Ventas.G39]*[Ventas.J4]" office:value-type="float" office:value="28496.8125">
            <text:p>28496.81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999.375">
            <text:p>999.38</text:p>
          </table:table-cell>
          <table:table-cell table:style-name="ce20" table:formula="oooc:=[Ventas.F31]*[Ventas.J4]" office:value-type="float" office:value="2705.625">
            <text:p>2705.63</text:p>
          </table:table-cell>
          <table:table-cell table:style-name="ce20" table:formula="oooc:=[Ventas.F32]*[Ventas.J4]" office:value-type="float" office:value="4996.875">
            <text:p>4996.88</text:p>
          </table:table-cell>
          <table:table-cell table:style-name="ce20" table:formula="oooc:=[Ventas.F33]*[Ventas.J4]" office:value-type="float" office:value="7629.375">
            <text:p>7629.38</text:p>
          </table:table-cell>
          <table:table-cell table:style-name="ce20" table:formula="oooc:=[Ventas.F34]*[Ventas.J4]" office:value-type="float" office:value="10700.625">
            <text:p>10700.63</text:p>
          </table:table-cell>
          <table:table-cell table:style-name="ce20" table:formula="oooc:=[Ventas.F35]*[Ventas.J4]" office:value-type="float" office:value="14308.125">
            <text:p>14308.13</text:p>
          </table:table-cell>
          <table:table-cell table:style-name="ce20" table:formula="oooc:=[Ventas.F36]*[Ventas.J4]" office:value-type="float" office:value="18208.125">
            <text:p>18208.13</text:p>
          </table:table-cell>
          <table:table-cell table:style-name="ce20" table:formula="oooc:=[Ventas.F37]*[Ventas.J4]" office:value-type="float" office:value="22693.125">
            <text:p>22693.13</text:p>
          </table:table-cell>
          <table:table-cell table:style-name="ce20" table:formula="oooc:=[Ventas.F38]*[Ventas.J4]" office:value-type="float" office:value="27178.125">
            <text:p>27178.13</text:p>
          </table:table-cell>
          <table:table-cell table:style-name="ce24" table:formula="oooc:=[Ventas.F39]*[Ventas.J4]" office:value-type="float" office:value="31663.125">
            <text:p>31663.13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  <table:table-cell table:formula="oooc:=-[Gastos.C23]" office:value-type="float" office:value="-4470">
            <text:p>-4470</text:p>
          </table:table-cell>
        </table:table-row>
        <table:table-row table:style-name="ro1">
          <table:table-cell office:value-type="string">
            <text:p>Recursos Humanos</text:p>
          </table:table-cell>
          <table:table-cell/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  <table:table-cell table:formula="oooc:=-[Sueldos.B2]" office:value-type="float" office:value="-253800">
            <text:p>-25380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6" office:value-type="string">
            <text:p>Utilidad Bruta</text:p>
          </table:table-cell>
          <table:table-cell table:formula="oooc:=SUM([.B6:.B16])" office:value-type="float" office:value="-35279">
            <text:p>-35279</text:p>
          </table:table-cell>
          <table:table-cell table:formula="oooc:=SUM([.C6:.C16])" office:value-type="float" office:value="-116458.6875">
            <text:p>-116458.69</text:p>
          </table:table-cell>
          <table:table-cell table:formula="oooc:=SUM([.D6:.D16])" office:value-type="float" office:value="-14254.3125">
            <text:p>-14254.31</text:p>
          </table:table-cell>
          <table:table-cell table:formula="oooc:=SUM([.E6:.E16])" office:value-type="float" office:value="71999.0625">
            <text:p>71999.06</text:p>
          </table:table-cell>
          <table:table-cell table:formula="oooc:=SUM([.F6:.F16])" office:value-type="float" office:value="124775.8125">
            <text:p>124775.81</text:p>
          </table:table-cell>
          <table:table-cell table:formula="oooc:=SUM([.G6:.G16])" office:value-type="float" office:value="192036.1875">
            <text:p>192036.19</text:p>
          </table:table-cell>
          <table:table-cell table:formula="oooc:=SUM([.H6:.H16])" office:value-type="float" office:value="273965.4375">
            <text:p>273965.44</text:p>
          </table:table-cell>
          <table:table-cell table:formula="oooc:=SUM([.I6:.I16])" office:value-type="float" office:value="322325.4375">
            <text:p>322325.44</text:p>
          </table:table-cell>
          <table:table-cell table:formula="oooc:=SUM([.J6:.J16])" office:value-type="float" office:value="412746.9375">
            <text:p>412746.94</text:p>
          </table:table-cell>
          <table:table-cell table:formula="oooc:=SUM([.K6:.K16])" office:value-type="float" office:value="421268.4375">
            <text:p>421268.44</text:p>
          </table:table-cell>
          <table:table-cell table:style-name="ce13" table:formula="oooc:=SUM([.L6:.L16])" office:value-type="float" office:value="429789.9375">
            <text:p>429789.94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-0.35*[.C17]" office:value-type="float" office:value="40760.540625">
            <text:p>40760.54</text:p>
          </table:table-cell>
          <table:table-cell table:formula="oooc:=-0.35*[.D17]" office:value-type="float" office:value="4989.009375">
            <text:p>4989.01</text:p>
          </table:table-cell>
          <table:table-cell table:formula="oooc:=-0.35*[.E17]" office:value-type="float" office:value="-25199.671875">
            <text:p>-25199.67</text:p>
          </table:table-cell>
          <table:table-cell table:formula="oooc:=-0.35*[.F17]" office:value-type="float" office:value="-43671.534375">
            <text:p>-43671.53</text:p>
          </table:table-cell>
          <table:table-cell table:formula="oooc:=-0.35*[.G17]" office:value-type="float" office:value="-67212.6656250001">
            <text:p>-67212.67</text:p>
          </table:table-cell>
          <table:table-cell table:formula="oooc:=-0.35*[.H17]" office:value-type="float" office:value="-95887.903125">
            <text:p>-95887.9</text:p>
          </table:table-cell>
          <table:table-cell table:formula="oooc:=-0.35*[.I17]" office:value-type="float" office:value="-112813.903125">
            <text:p>-112813.9</text:p>
          </table:table-cell>
          <table:table-cell table:formula="oooc:=-0.35*[.J17]" office:value-type="float" office:value="-144461.428125">
            <text:p>-144461.43</text:p>
          </table:table-cell>
          <table:table-cell table:formula="oooc:=-0.35*[.K17]" office:value-type="float" office:value="-147443.953125">
            <text:p>-147443.95</text:p>
          </table:table-cell>
          <table:table-cell table:style-name="ce13" table:formula="oooc:=-0.35*[.L17]" office:value-type="float" office:value="-150426.478125">
            <text:p>-150426.48</text:p>
          </table:table-cell>
        </table:table-row>
        <table:table-row table:style-name="ro1">
          <table:table-cell table:style-name="ce6" office:value-type="string">
            <text:p>Utilidad Neta</text:p>
          </table:table-cell>
          <table:table-cell table:formula="oooc:=[.B17]+[.B18]" office:value-type="float" office:value="-35279">
            <text:p>-35279</text:p>
          </table:table-cell>
          <table:table-cell table:formula="oooc:=[.C17]+[.C18]" office:value-type="float" office:value="-75698.146875">
            <text:p>-75698.15</text:p>
          </table:table-cell>
          <table:table-cell table:formula="oooc:=[.D17]+[.D18]" office:value-type="float" office:value="-9265.303125">
            <text:p>-9265.3</text:p>
          </table:table-cell>
          <table:table-cell table:formula="oooc:=[.E17]+[.E18]" office:value-type="float" office:value="46799.390625">
            <text:p>46799.39</text:p>
          </table:table-cell>
          <table:table-cell table:formula="oooc:=[.F17]+[.F18]" office:value-type="float" office:value="81104.278125">
            <text:p>81104.28</text:p>
          </table:table-cell>
          <table:table-cell table:formula="oooc:=[.G17]+[.G18]" office:value-type="float" office:value="124823.521875">
            <text:p>124823.52</text:p>
          </table:table-cell>
          <table:table-cell table:formula="oooc:=[.H17]+[.H18]" office:value-type="float" office:value="178077.534375">
            <text:p>178077.53</text:p>
          </table:table-cell>
          <table:table-cell table:formula="oooc:=[.I17]+[.I18]" office:value-type="float" office:value="209511.534375">
            <text:p>209511.53</text:p>
          </table:table-cell>
          <table:table-cell table:formula="oooc:=[.J17]+[.J18]" office:value-type="float" office:value="268285.509375">
            <text:p>268285.51</text:p>
          </table:table-cell>
          <table:table-cell table:formula="oooc:=[.K17]+[.K18]" office:value-type="float" office:value="273824.484375">
            <text:p>273824.48</text:p>
          </table:table-cell>
          <table:table-cell table:style-name="ce13" table:formula="oooc:=[.L17]+[.L18]" office:value-type="float" office:value="279363.459375">
            <text:p>279363.46</text:p>
          </table:table-cell>
        </table:table-row>
        <table:table-row table:style-name="ro1">
          <table:table-cell office:value-type="string">
            <text:p>Capital de Trabajo</text:p>
          </table:table-cell>
          <table:table-cell table:formula="oooc:=-[Inversiones.B3]" office:value-type="float" office:value="-19470">
            <text:p>-19470</text:p>
          </table:table-cell>
          <table:table-cell table:number-columns-repeated="10"/>
        </table:table-row>
        <table:table-row table:style-name="ro1">
          <table:table-cell table:style-name="ce7" office:value-type="string">
            <text:p>FLUJO DE CAJA</text:p>
          </table:table-cell>
          <table:table-cell table:style-name="ce14" table:formula="oooc:=[.B19]+[.B20]" office:value-type="float" office:value="-54749">
            <text:p>-54749</text:p>
          </table:table-cell>
          <table:table-cell table:style-name="ce14" table:formula="oooc:=[.C19]+[.C20]" office:value-type="float" office:value="-75698.146875">
            <text:p>-75698.15</text:p>
          </table:table-cell>
          <table:table-cell table:style-name="ce14" table:formula="oooc:=[.D19]+[.D20]" office:value-type="float" office:value="-9265.303125">
            <text:p>-9265.3</text:p>
          </table:table-cell>
          <table:table-cell table:style-name="ce14" table:formula="oooc:=[.E19]+[.E20]" office:value-type="float" office:value="46799.390625">
            <text:p>46799.39</text:p>
          </table:table-cell>
          <table:table-cell table:style-name="ce14" table:formula="oooc:=[.F19]+[.F20]" office:value-type="float" office:value="81104.278125">
            <text:p>81104.28</text:p>
          </table:table-cell>
          <table:table-cell table:style-name="ce14" table:formula="oooc:=[.G19]+[.G20]" office:value-type="float" office:value="124823.521875">
            <text:p>124823.52</text:p>
          </table:table-cell>
          <table:table-cell table:style-name="ce14" table:formula="oooc:=[.H19]+[.H20]" office:value-type="float" office:value="178077.534375">
            <text:p>178077.53</text:p>
          </table:table-cell>
          <table:table-cell table:style-name="ce14" table:formula="oooc:=[.I19]+[.I20]" office:value-type="float" office:value="209511.534375">
            <text:p>209511.53</text:p>
          </table:table-cell>
          <table:table-cell table:style-name="ce14" table:formula="oooc:=[.J19]+[.J20]" office:value-type="float" office:value="268285.509375">
            <text:p>268285.51</text:p>
          </table:table-cell>
          <table:table-cell table:style-name="ce14" table:formula="oooc:=[.K19]+[.K20]" office:value-type="float" office:value="273824.484375">
            <text:p>273824.48</text:p>
          </table:table-cell>
          <table:table-cell table:style-name="ce14" table:formula="oooc:=[.L19]+[.L20]" office:value-type="float" office:value="279363.459375">
            <text:p>279363.46</text:p>
          </table:table-cell>
        </table:table-row>
        <table:table-row table:style-name="ro1">
          <table:table-cell table:style-name="ce8" office:value-type="string">
            <text:p>ANO</text:p>
          </table:table-cell>
          <table:table-cell table:style-name="ce15" table:number-columns-repeated="10"/>
          <table:table-cell table:style-name="ce25"/>
        </table:table-row>
        <table:table-row table:style-name="ro1">
          <table:table-cell table:style-name="ce9" office:value-type="string">
            <text:p>VAN</text:p>
          </table:table-cell>
          <table:table-cell table:style-name="ce16" table:formula="oooc:=NPV([.E23];[.C21:.L21])-[.B21]" office:value-type="currency" office:currency="USD" office:value="511467.338828205">
            <text:p>$511,467.34</text:p>
          </table:table-cell>
          <table:table-cell table:style-name="ce15"/>
          <table:table-cell table:style-name="ce21" office:value-type="string">
            <text:p>TASA DESCUENTO</text:p>
          </table:table-cell>
          <table:table-cell table:style-name="ce21" office:value-type="float" office:value="0.15">
            <text:p>0.15</text:p>
          </table:table-cell>
          <table:table-cell table:style-name="ce15" table:number-columns-repeated="6"/>
          <table:table-cell table:style-name="ce25"/>
        </table:table-row>
        <table:table-row table:style-name="ro1">
          <table:table-cell table:style-name="ce10" office:value-type="string">
            <text:p>TIR</text:p>
          </table:table-cell>
          <table:table-cell table:style-name="ce17" table:formula="oooc:=IRR([.B21:.L21])" office:value-type="percentage" office:value="0.46578199642115">
            <text:p>46.58%</text:p>
          </table:table-cell>
          <table:table-cell table:style-name="ce19" table:number-columns-repeated="9"/>
          <table:table-cell table:style-name="ce26"/>
        </table:table-row>
        <table:table-row table:style-name="ro1">
          <table:table-cell table:style-name="ce11" office:value-type="string">
            <text:p>Período de Recuperación</text:p>
          </table:table-cell>
          <table:table-cell table:style-name="ce18" table:formula="oooc:=COUNTIF([.C21:.L21];&quot;&lt;=0&quot;)+1" office:value-type="float" office:value="3">
            <text:p>3</text:p>
          </table:table-cell>
          <table:table-cell table:style-name="Default" table:number-columns-repeated="10"/>
        </table:table-row>
      </table:table>
      <table:table table:name="Ventas" table:style-name="ta1" table:print="false">
        <table:table-column table:style-name="co1" table:default-cell-style-name="ce29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5" table:number-columns-repeated="2" table:default-cell-style-name="ce35"/>
        <table:table-column table:style-name="co8" table:default-cell-style-name="ce35"/>
        <table:table-column table:style-name="co9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2" table:default-cell-style-name="ce51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style-name="ce27" office:value-type="string">
            <text:p>Servicio en Hs por mes por equipo</text:p>
          </table:table-cell>
          <table:table-cell table:style-name="Default"/>
          <table:table-cell table:style-name="ce27" office:value-type="string">
            <text:p>Mercado</text:p>
          </table:table-cell>
          <table:table-cell table:style-name="ce27" office:value-type="string">
            <text:p>Total Maquinas</text:p>
          </table:table-cell>
          <table:table-cell table:style-name="ce27" office:value-type="string">
            <text:p>Servers</text:p>
          </table:table-cell>
          <table:table-cell table:style-name="ce27" office:value-type="string">
            <text:p>Terminales</text:p>
          </table:table-cell>
          <table:table-cell table:style-name="ce27" office:value-type="string">
            <text:p>Porcentaje a Migrar</text:p>
          </table:table-cell>
          <table:table-cell table:style-name="ce27" office:value-type="string">
            <text:p>Años para migrar</text:p>
          </table:table-cell>
          <table:table-cell table:style-name="ce44" office:value-type="string">
            <text:p>Precio</text:p>
          </table:table-cell>
          <table:table-cell table:style-name="ce47" office:value-type="string">
            <text:p>Monto</text:p>
          </table:table-cell>
          <table:table-cell table:style-name="ce27" office:value-type="string">
            <text:p>Horas por Server</text:p>
          </table:table-cell>
          <table:table-cell table:style-name="ce27" office:value-type="string">
            <text:p>Horas por Terminal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2]" office:value-type="float" office:value="0.9">
            <text:p>0.9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5">
            <text:p>5</text:p>
          </table:table-cell>
          <table:table-cell table:style-name="ce45" office:value-type="string">
            <text:p>Server</text:p>
          </table:table-cell>
          <table:table-cell table:style-name="ce48" table:formula="oooc:=[.K2]*[.J4]" office:value-type="float" office:value="2500">
            <text:p>25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0.1">
            <text:p>0.1</text:p>
          </table:table-cell>
          <table:table-cell table:style-name="Default" table:formula="oooc:=1-[.E3]" office:value-type="float" office:value="0.9">
            <text:p>0.9</text:p>
          </table:table-cell>
          <table:table-cell table:style-name="Default" office:value-type="float" office:value="0.5">
            <text:p>0.5</text:p>
          </table:table-cell>
          <table:table-cell table:style-name="Default"/>
          <table:table-cell table:style-name="ce46" office:value-type="string">
            <text:p>Terminal</text:p>
          </table:table-cell>
          <table:table-cell table:style-name="ce49" table:formula="oooc:=[.L2]*[.J4]" office:value-type="float" office:value="500">
            <text:p>50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1">
            <text:p>1.1</text:p>
          </table:table-cell>
          <table:table-cell table:style-name="Default" table:number-columns-repeated="7"/>
          <table:table-cell table:style-name="ce46" office:value-type="string">
            <text:p>Hora Servicio</text:p>
          </table:table-cell>
          <table:table-cell table:style-name="ce49" office:value-type="float" office:value="50">
            <text:p>5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27" table:number-columns-repeated="2"/>
          <table:table-cell table:style-name="Default"/>
          <table:table-cell table:style-name="ce27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8"/>
          <table:table-cell table:style-name="ce34" office:value-type="string">
            <text:p>Migraciones x mes</text:p>
          </table:table-cell>
          <table:table-cell table:style-name="ce41" table:number-columns-repeated="10"/>
          <table:table-cell table:style-name="ce50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9.75">
            <text:p>9.75</text:p>
          </table:table-cell>
          <table:table-cell/>
          <table:table-cell table:style-name="ce42" office:value-type="string">
            <text:p>Personas x Server</text:p>
          </table:table-cell>
          <table:table-cell table:style-name="ce42" table:formula="oooc:=([.B7]*[.K2])/[.E10]" office:value-type="float" office:value="2.76988636363636">
            <text:p>2.77</text:p>
          </table:table-cell>
          <table:table-cell table:number-columns-repeated="16"/>
        </table:table-row>
        <table:table-row table:style-name="ro1">
          <table:table-cell office:value-type="string">
            <text:p>Terminales</text:p>
          </table:table-cell>
          <table:table-cell table:style-name="ce36" table:formula="oooc:=((([.D2]*[.F2]*[.G2])+([.D3]*[.F3]*[.G3]))/[.H2])/12" office:value-type="float" office:value="87.75">
            <text:p>87.75</text:p>
          </table:table-cell>
          <table:table-cell/>
          <table:table-cell table:style-name="ce42" office:value-type="string">
            <text:p>Personas x Terminal</text:p>
          </table:table-cell>
          <table:table-cell table:style-name="ce42" table:formula="oooc:=([.B8]*[.L2])/[.E10]" office:value-type="float" office:value="4.98579545454545">
            <text:p>4.99</text:p>
          </table:table-cell>
          <table:table-cell table:number-columns-repeated="16"/>
        </table:table-row>
        <table:table-row table:style-name="ro1">
          <table:table-cell table:style-name="ce30" office:value-type="string">
            <text:p>TOTAL</text:p>
          </table:table-cell>
          <table:table-cell table:formula="oooc:=[.B7]+[.B8]" office:value-type="float" office:value="97.5">
            <text:p>97.5</text:p>
          </table:table-cell>
          <table:table-cell/>
          <table:table-cell table:style-name="ce38" office:value-type="string">
            <text:p>Personas Total</text:p>
          </table:table-cell>
          <table:table-cell table:style-name="ce38" table:formula="oooc:=ROUNDUP([.E7]+[.E8])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3" office:value-type="string">
            <text:p>Horas Mensuales</text:p>
          </table:table-cell>
          <table:table-cell table:style-name="ce43" table:formula="oooc:=22*8" office:value-type="float" office:value="176">
            <text:p>176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1"/>
          <table:table-cell table:number-columns-repeated="20"/>
        </table:table-row>
        <table:table-row table:style-name="ro1">
          <table:table-cell table:style-name="ce32" office:value-type="string">
            <text:p>Mes</text:p>
          </table:table-cell>
          <table:table-cell table:style-name="ce37" office:value-type="string">
            <text:p>enero</text:p>
          </table:table-cell>
          <table:table-cell table:style-name="ce37" office:value-type="string">
            <text:p>febrero</text:p>
          </table:table-cell>
          <table:table-cell table:style-name="ce37" office:value-type="string">
            <text:p>marzo</text:p>
          </table:table-cell>
          <table:table-cell table:style-name="ce37" office:value-type="string">
            <text:p>abril</text:p>
          </table:table-cell>
          <table:table-cell table:style-name="ce37" office:value-type="string">
            <text:p>mayo</text:p>
          </table:table-cell>
          <table:table-cell table:style-name="ce37" office:value-type="string">
            <text:p>junio</text:p>
          </table:table-cell>
          <table:table-cell table:style-name="ce37" office:value-type="string">
            <text:p>julio</text:p>
          </table:table-cell>
          <table:table-cell table:style-name="ce37" office:value-type="string">
            <text:p>agosto</text:p>
          </table:table-cell>
          <table:table-cell table:style-name="ce37" office:value-type="string">
            <text:p>septiembre</text:p>
          </table:table-cell>
          <table:table-cell table:style-name="ce37" office:value-type="string">
            <text:p>octubre</text:p>
          </table:table-cell>
          <table:table-cell table:style-name="ce37" office:value-type="string">
            <text:p>noviembre</text:p>
          </table:table-cell>
          <table:table-cell table:style-name="ce52" office:value-type="string">
            <text:p>diciembre</text:p>
          </table:table-cell>
          <table:table-cell table:number-columns-repeated="5"/>
          <table:table-cell table:style-name="ce55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05">
            <text:p>0.05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05">
            <text:p>0.05</text:p>
          </table:table-cell>
          <table:table-cell table:style-name="ce38" office:value-type="float" office:value="0.3">
            <text:p>0.3</text:p>
          </table:table-cell>
          <table:table-cell table:style-name="ce53" office:value-type="float" office:value="0.4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4">
            <text:p>0.4</text:p>
          </table:table-cell>
          <table:table-cell table:style-name="ce53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38" office:value-type="float" office:value="0.3">
            <text:p>0.3</text:p>
          </table:table-cell>
          <table:table-cell table:number-columns-repeated="2" table:style-name="ce38" office:value-type="float" office:value="0.2">
            <text:p>0.2</text:p>
          </table:table-cell>
          <table:table-cell table:style-name="ce38" office:value-type="float" office:value="0.4">
            <text:p>0.4</text:p>
          </table:table-cell>
          <table:table-cell table:number-columns-repeated="2" table:style-name="ce38" office:value-type="float" office:value="0.5">
            <text:p>0.5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1">
            <text:p>0.1</text:p>
          </table:table-cell>
          <table:table-cell table:number-columns-repeated="2" table:style-name="ce38" office:value-type="float" office:value="0.6">
            <text:p>0.6</text:p>
          </table:table-cell>
          <table:table-cell table:style-name="ce53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38" office:value-type="float" office:value="0.4">
            <text:p>0.4</text:p>
          </table:table-cell>
          <table:table-cell table:number-columns-repeated="2" table:style-name="ce38" office:value-type="float" office:value="0.3">
            <text:p>0.3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2">
            <text:p>0.2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6">
            <text:p>0.6</text:p>
          </table:table-cell>
          <table:table-cell table:style-name="ce53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3">
            <text:p>0.3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7">
            <text:p>0.7</text:p>
          </table:table-cell>
          <table:table-cell table:style-name="ce53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4">
            <text:p>0.4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7">
            <text:p>0.7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4">
            <text:p>0.4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9">
            <text:p>0.9</text:p>
          </table:table-cell>
          <table:table-cell table:style-name="ce5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38" office:value-type="float" office:value="0.7">
            <text:p>0.7</text:p>
          </table:table-cell>
          <table:table-cell table:number-columns-repeated="3"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6">
            <text:p>0.6</text:p>
          </table:table-cell>
          <table:table-cell table:style-name="ce38" office:value-type="float" office:value="0.5">
            <text:p>0.5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53"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3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3" office:value-type="float" office:value="0.9">
            <text:p>0.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number-columns-repeated="2"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38" office:value-type="float" office:value="0.8">
            <text:p>0.8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5">
            <text:p>0.5</text:p>
          </table:table-cell>
          <table:table-cell table:style-name="ce38" office:value-type="float" office:value="0.7">
            <text:p>0.7</text:p>
          </table:table-cell>
          <table:table-cell table:style-name="ce38" office:value-type="float" office:value="0.9">
            <text:p>0.9</text:p>
          </table:table-cell>
          <table:table-cell table:style-name="ce53" office:value-type="float" office:value="0.9">
            <text:p>0.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39" office:value-type="string">
            <text:p>TOTALES SERVERS</text:p>
          </table:table-cell>
          <table:table-cell table:style-name="ce39" office:value-type="string">
            <text:p>TOTALES TERM</text:p>
          </table:table-cell>
          <table:table-cell table:style-name="ce39" office:value-type="string">
            <text:p>TOTAL ACUM SERV</text:p>
          </table:table-cell>
          <table:table-cell table:style-name="ce39" office:value-type="string">
            <text:p>TOTAL ACUM TERM</text:p>
          </table:table-cell>
          <table:table-cell table:style-name="ce39" office:value-type="string">
            <text:p>SERVICIOS SERVER</text:p>
          </table:table-cell>
          <table:table-cell table:style-name="ce39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9.9875">
            <text:p>19.99</text:p>
          </table:table-cell>
          <table:table-cell table:formula="oooc:=[.B8]*(SUM([.B16:.M16]))" office:value-type="float" office:value="179.8875">
            <text:p>179.89</text:p>
          </table:table-cell>
          <table:table-cell table:formula="oooc:=SUM([.B30])" office:value-type="float" office:value="19.9875">
            <text:p>19.99</text:p>
          </table:table-cell>
          <table:table-cell table:formula="oooc:=SUM([.C30])" office:value-type="float" office:value="179.8875">
            <text:p>179.89</text:p>
          </table:table-cell>
          <table:table-cell table:formula="oooc:=[.D30]*[.A2]" office:value-type="float" office:value="19.9875">
            <text:p>19.99</text:p>
          </table:table-cell>
          <table:table-cell table:formula="oooc:=[.E30]*[.A3]" office:value-type="float" office:value="17.98875">
            <text:p>17.99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[.B7]*(SUM([.B17:.M17]))" office:value-type="float" office:value="34.125">
            <text:p>34.13</text:p>
          </table:table-cell>
          <table:table-cell table:formula="oooc:=[.B8]*(SUM([.B17:.M17]))" office:value-type="float" office:value="307.125">
            <text:p>307.13</text:p>
          </table:table-cell>
          <table:table-cell table:formula="oooc:=SUM([.B30:.B31])" office:value-type="float" office:value="54.1125">
            <text:p>54.11</text:p>
          </table:table-cell>
          <table:table-cell table:formula="oooc:=SUM([.C30:.C31])" office:value-type="float" office:value="487.0125">
            <text:p>487.01</text:p>
          </table:table-cell>
          <table:table-cell table:formula="oooc:=[.D31]*[.A2]" office:value-type="float" office:value="54.1125">
            <text:p>54.11</text:p>
          </table:table-cell>
          <table:table-cell table:formula="oooc:=[.E31]*[.A3]" office:value-type="float" office:value="48.70125">
            <text:p>48.7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formula="oooc:=[.B7]*(SUM([.B18:.M18]))" office:value-type="float" office:value="45.825">
            <text:p>45.83</text:p>
          </table:table-cell>
          <table:table-cell table:formula="oooc:=[.B8]*(SUM([.B18:.M18]))" office:value-type="float" office:value="412.425">
            <text:p>412.43</text:p>
          </table:table-cell>
          <table:table-cell table:formula="oooc:=SUM([.B30:.B32])" office:value-type="float" office:value="99.9375">
            <text:p>99.94</text:p>
          </table:table-cell>
          <table:table-cell table:formula="oooc:=SUM([.C30:.C32])" office:value-type="float" office:value="899.4375">
            <text:p>899.44</text:p>
          </table:table-cell>
          <table:table-cell table:formula="oooc:=[.D32]*[.A2]" office:value-type="float" office:value="99.9375">
            <text:p>99.94</text:p>
          </table:table-cell>
          <table:table-cell table:formula="oooc:=[.E32]*[.A3]" office:value-type="float" office:value="89.94375">
            <text:p>89.94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formula="oooc:=[.B7]*(SUM([.B19:.M19]))" office:value-type="float" office:value="52.65">
            <text:p>52.65</text:p>
          </table:table-cell>
          <table:table-cell table:formula="oooc:=[.B8]*(SUM([.B19:.M19]))" office:value-type="float" office:value="473.85">
            <text:p>473.85</text:p>
          </table:table-cell>
          <table:table-cell table:formula="oooc:=SUM([.B30:.B33])" office:value-type="float" office:value="152.5875">
            <text:p>152.59</text:p>
          </table:table-cell>
          <table:table-cell table:formula="oooc:=SUM([.C30:.C33])" office:value-type="float" office:value="1373.2875">
            <text:p>1373.29</text:p>
          </table:table-cell>
          <table:table-cell table:formula="oooc:=[.D33]*[.A2]" office:value-type="float" office:value="152.5875">
            <text:p>152.59</text:p>
          </table:table-cell>
          <table:table-cell table:formula="oooc:=[.E33]*[.A3]" office:value-type="float" office:value="137.32875">
            <text:p>137.33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formula="oooc:=[.B7]*(SUM([.B20:.M20]))" office:value-type="float" office:value="61.425">
            <text:p>61.43</text:p>
          </table:table-cell>
          <table:table-cell table:formula="oooc:=[.B8]*(SUM([.B20:.M20]))" office:value-type="float" office:value="552.825">
            <text:p>552.83</text:p>
          </table:table-cell>
          <table:table-cell table:style-name="ce36" table:formula="oooc:=SUM([.B30:.B34])" office:value-type="float" office:value="214.0125">
            <text:p>214.01</text:p>
          </table:table-cell>
          <table:table-cell table:style-name="ce36" table:formula="oooc:=SUM([.C30:.C34])" office:value-type="float" office:value="1926.1125">
            <text:p>1926.11</text:p>
          </table:table-cell>
          <table:table-cell table:formula="oooc:=[.D34]*[.A2]" office:value-type="float" office:value="214.0125">
            <text:p>214.01</text:p>
          </table:table-cell>
          <table:table-cell table:formula="oooc:=[.E34]*[.A3]" office:value-type="float" office:value="192.61125">
            <text:p>192.61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formula="oooc:=[.B7]*(SUM([.B21:.M21]))" office:value-type="float" office:value="72.15">
            <text:p>72.15</text:p>
          </table:table-cell>
          <table:table-cell table:formula="oooc:=[.B8]*(SUM([.B21:.M21]))" office:value-type="float" office:value="649.35">
            <text:p>649.35</text:p>
          </table:table-cell>
          <table:table-cell table:formula="oooc:=SUM([.B30:.B35])" office:value-type="float" office:value="286.1625">
            <text:p>286.16</text:p>
          </table:table-cell>
          <table:table-cell table:formula="oooc:=SUM([.C30:.C35])" office:value-type="float" office:value="2575.4625">
            <text:p>2575.46</text:p>
          </table:table-cell>
          <table:table-cell table:formula="oooc:=[.D35]*[.A2]" office:value-type="float" office:value="286.1625">
            <text:p>286.16</text:p>
          </table:table-cell>
          <table:table-cell table:formula="oooc:=[.E35]*[.A3]" office:value-type="float" office:value="257.54625">
            <text:p>257.55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formula="oooc:=[.B7]*(SUM([.B22:.M22]))" office:value-type="float" office:value="78">
            <text:p>78</text:p>
          </table:table-cell>
          <table:table-cell table:formula="oooc:=[.B8]*(SUM([.B22:.M22]))" office:value-type="float" office:value="702">
            <text:p>702</text:p>
          </table:table-cell>
          <table:table-cell table:formula="oooc:=SUM([.B30:.B36])" office:value-type="float" office:value="364.1625">
            <text:p>364.16</text:p>
          </table:table-cell>
          <table:table-cell table:formula="oooc:=SUM([.C30:.C36])" office:value-type="float" office:value="3277.4625">
            <text:p>3277.46</text:p>
          </table:table-cell>
          <table:table-cell table:formula="oooc:=[.D36]*[.A2]" office:value-type="float" office:value="364.1625">
            <text:p>364.16</text:p>
          </table:table-cell>
          <table:table-cell table:formula="oooc:=[.E36]*[.A3]" office:value-type="float" office:value="327.74625">
            <text:p>327.75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formula="oooc:=[.B7]*(SUM([.B23:.M23]))" office:value-type="float" office:value="89.7">
            <text:p>89.7</text:p>
          </table:table-cell>
          <table:table-cell table:formula="oooc:=[.B8]*(SUM([.B23:.M23]))" office:value-type="float" office:value="807.3">
            <text:p>807.3</text:p>
          </table:table-cell>
          <table:table-cell table:formula="oooc:=SUM([.B30:.B37])" office:value-type="float" office:value="453.8625">
            <text:p>453.86</text:p>
          </table:table-cell>
          <table:table-cell table:formula="oooc:=SUM([.C30:.C37])" office:value-type="float" office:value="4084.7625">
            <text:p>4084.76</text:p>
          </table:table-cell>
          <table:table-cell table:formula="oooc:=[.D37]*[.A2]" office:value-type="float" office:value="453.8625">
            <text:p>453.86</text:p>
          </table:table-cell>
          <table:table-cell table:formula="oooc:=[.E37]*[.A3]" office:value-type="float" office:value="408.47625">
            <text:p>408.48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formula="oooc:=[.B7]*(SUM([.B24:.M24]))" office:value-type="float" office:value="89.7">
            <text:p>89.7</text:p>
          </table:table-cell>
          <table:table-cell table:formula="oooc:=[.B8]*(SUM([.B24:.M24]))" office:value-type="float" office:value="807.3">
            <text:p>807.3</text:p>
          </table:table-cell>
          <table:table-cell table:style-name="ce36" table:formula="oooc:=SUM([.B30:.B38])" office:value-type="float" office:value="543.5625">
            <text:p>543.56</text:p>
          </table:table-cell>
          <table:table-cell table:style-name="ce36" table:formula="oooc:=SUM([.C30:.C38])" office:value-type="float" office:value="4892.0625">
            <text:p>4892.06</text:p>
          </table:table-cell>
          <table:table-cell table:formula="oooc:=[.D38]*[.A2]" office:value-type="float" office:value="543.5625">
            <text:p>543.56</text:p>
          </table:table-cell>
          <table:table-cell table:formula="oooc:=[.E38]*[.A3]" office:value-type="float" office:value="489.20625">
            <text:p>489.21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formula="oooc:=[.B7]*(SUM([.B25:.M25]))" office:value-type="float" office:value="89.7">
            <text:p>89.7</text:p>
          </table:table-cell>
          <table:table-cell table:formula="oooc:=[.B8]*(SUM([.B25:.M25]))" office:value-type="float" office:value="807.3">
            <text:p>807.3</text:p>
          </table:table-cell>
          <table:table-cell table:style-name="ce36" table:formula="oooc:=SUM([.B30:.B39])" office:value-type="float" office:value="633.2625">
            <text:p>633.26</text:p>
          </table:table-cell>
          <table:table-cell table:style-name="ce36" table:formula="oooc:=SUM([.C30:.C39])" office:value-type="float" office:value="5699.3625">
            <text:p>5699.36</text:p>
          </table:table-cell>
          <table:table-cell table:formula="oooc:=[.D39]*[.A2]" office:value-type="float" office:value="633.2625">
            <text:p>633.26</text:p>
          </table:table-cell>
          <table:table-cell table:formula="oooc:=[.E39]*[.A3]" office:value-type="float" office:value="569.93625">
            <text:p>569.94</text:p>
          </table:table-cell>
          <table:table-cell table:number-columns-repeated="14"/>
        </table:table-row>
        <table:table-row table:style-name="ro1">
          <table:table-cell table:style-name="ce33"/>
          <table:table-cell table:style-name="ce40" table:number-columns-repeated="11"/>
          <table:table-cell table:style-name="ce54"/>
          <table:table-cell table:number-columns-repeated="8"/>
        </table:table-row>
      </table:table>
      <table:table table:name="Inversiones" table:style-name="ta1" table:print="false">
        <table:table-column table:style-name="co14" table:default-cell-style-name="ce58"/>
        <table:table-column table:style-name="co2" table:default-cell-style-name="Default"/>
        <table:table-column table:style-name="co15" table:default-cell-style-name="Default"/>
        <table:table-column table:style-name="co2" table:default-cell-style-name="ce66"/>
        <table:table-column table:style-name="co2" table:default-cell-style-name="Default"/>
        <table:table-column table:style-name="co2" table:default-cell-style-name="ce58"/>
        <table:table-column table:style-name="co2" table:number-columns-repeated="2" table:default-cell-style-name="Default"/>
        <table:table-column table:style-name="co2" table:default-cell-style-name="ce66"/>
        <table:table-row table:style-name="ro1">
          <table:table-cell table:style-name="ce55" office:value-type="string">
            <text:p>Inversiones</text:p>
          </table:table-cell>
          <table:table-cell/>
          <table:table-cell table:style-name="ce63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6" office:value-type="string">
            <text:p>TOTAL INVERSIONES</text:p>
          </table:table-cell>
          <table:table-cell table:style-name="ce60" table:formula="oooc:=[.D19]+[.I19]" office:value-type="float" office:value="35279">
            <text:p>3527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>
            <text:p>CAPITAL DE TRABAJO</text:p>
          </table:table-cell>
          <table:table-cell table:style-name="ce60" table:formula="oooc:=[Sueldos.C20]+[Gastos.B3]" office:value-type="float" office:value="19470">
            <text:p>19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7"/>
          <table:table-cell table:style-name="ce61"/>
          <table:table-cell table:style-name="ce64" office:value-type="string">
            <text:p>Muebles y Utiles</text:p>
          </table:table-cell>
          <table:table-cell table:style-name="ce65"/>
          <table:table-cell/>
          <table:table-cell table:style-name="ce57"/>
          <table:table-cell table:style-name="ce64" office:value-type="string">
            <text:p>Instalaciones</text:p>
          </table:table-cell>
          <table:table-cell table:style-name="ce61"/>
          <table:table-cell table:style-name="ce65"/>
        </table:table-row>
        <table:table-row table:style-name="ro1">
          <table:table-cell table:number-columns-repeated="9"/>
        </table:table-row>
        <table:table-row table:style-name="ro1">
          <table:table-cell table:style-name="ce45" office:value-type="string">
            <text:p>Descripcion</text:p>
          </table:table-cell>
          <table:table-cell table:style-name="ce27" office:value-type="string">
            <text:p>Cantidad</text:p>
          </table:table-cell>
          <table:table-cell table:style-name="ce27" office:value-type="string">
            <text:p>Monto x unidad</text:p>
          </table:table-cell>
          <table:table-cell table:style-name="ce67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ooc:=[.C7]*[.B7]" office:value-type="float" office:value="5000">
            <text:p>5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69" office:value-type="float" office:value="2.5">
            <text:p>2.5</text:p>
          </table:table-cell>
          <table:table-cell table:formula="oooc:=[.H7]*[.G7]" office:value-type="float" office:value="87.5">
            <text:p>87.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C8]*[.B8]" office:value-type="float" office:value="1500">
            <text:p>15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.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table:formula="oooc:=[.H9]*[.G9]" office:value-type="float" office:value="7.5">
            <text:p>7.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600">
            <text:p>6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table:formula="oooc:=[Sueldos.B13]" office:value-type="float" office:value="8">
            <text:p>8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16000">
            <text:p>16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7]*[.B17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7]*[.G17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8]*[.B18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8]*[.G18]" office:value-type="float" office:value="0">
            <text:p>0</text:p>
          </table:table-cell>
        </table:table-row>
        <table:table-row table:style-name="ro1">
          <table:table-cell table:style-name="ce59" office:value-type="string">
            <text:p>TOTAL</text:p>
          </table:table-cell>
          <table:table-cell table:style-name="ce62" table:number-columns-repeated="2"/>
          <table:table-cell table:style-name="ce68" table:formula="oooc:=SUM([.D7:.D18])" office:value-type="float" office:value="34530">
            <text:p>34530</text:p>
          </table:table-cell>
          <table:table-cell/>
          <table:table-cell table:style-name="ce59" office:value-type="string">
            <text:p>TOTAL</text:p>
          </table:table-cell>
          <table:table-cell table:style-name="ce62" table:number-columns-repeated="2"/>
          <table:table-cell table:style-name="ce68" table:formula="oooc:=SUM([.I7:.I18])" office:value-type="float" office:value="749">
            <text:p>749</text:p>
          </table:table-cell>
        </table:table-row>
      </table:table>
      <table:table table:name="Sueldos" table:style-name="ta1" table:print="false">
        <table:table-column table:style-name="co16" table:default-cell-style-name="ce58"/>
        <table:table-column table:style-name="co2" table:default-cell-style-name="Default"/>
        <table:table-column table:style-name="co15" table:default-cell-style-name="Default"/>
        <table:table-column table:style-name="co2" table:default-cell-style-name="ce66"/>
        <table:table-row table:style-name="ro1">
          <table:table-cell table:style-name="ce55" office:value-type="string">
            <text:p>Sueldos</text:p>
          </table:table-cell>
          <table:table-cell/>
          <table:table-cell table:style-name="ce63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56" office:value-type="string">
            <text:p>TOTAL SUELDOS</text:p>
          </table:table-cell>
          <table:table-cell table:style-name="ce60" table:formula="oooc:=[.C21]*12" office:value-type="float" office:value="253800">
            <text:p>25380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7"/>
          <table:table-cell table:style-name="ce61"/>
          <table:table-cell table:style-name="ce73" office:value-type="string">
            <text:p>Recursos Humanos</text:p>
          </table:table-cell>
          <table:table-cell table:style-name="ce65"/>
        </table:table-row>
        <table:table-row table:style-name="ro1">
          <table:table-cell table:style-name="ce70" office:value-type="string">
            <text:p>Nombre</text:p>
          </table:table-cell>
          <table:table-cell table:style-name="ce72" office:value-type="string">
            <text:p>Cargo</text:p>
          </table:table-cell>
          <table:table-cell table:style-name="ce72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ecretaria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écnico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ero Técnicos</text:p>
          </table:table-cell>
          <table:table-cell table:formula="oooc:=[Ventas.E9]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ef. Carga Social</text:p>
          </table:table-cell>
          <table:table-cell office:value-type="float" office:value="1.41">
            <text:p>1.4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71" office:value-type="string">
            <text:p>TOTAL</text:p>
          </table:table-cell>
          <table:table-cell table:style-name="ce62"/>
          <table:table-cell table:style-name="ce62" table:formula="oooc:=SUM([.C8:.C9]) + [.C10]*[.B13]" office:value-type="float" office:value="15000">
            <text:p>15000</text:p>
          </table:table-cell>
          <table:table-cell table:style-name="ce74"/>
        </table:table-row>
        <table:table-row table:style-name="ro1">
          <table:table-cell table:style-name="ce71" office:value-type="string">
            <text:p>TOTAL + Carga Social</text:p>
          </table:table-cell>
          <table:table-cell table:style-name="ce62"/>
          <table:table-cell table:style-name="ce62" table:formula="oooc:=[.C20]*[.B15]" office:value-type="float" office:value="21150">
            <text:p>21150</text:p>
          </table:table-cell>
          <table:table-cell table:style-name="Default"/>
        </table:table-row>
      </table:table>
      <table:table table:name="Gastos" table:style-name="ta1" table:print="false">
        <table:table-column table:style-name="co2" table:default-cell-style-name="Default"/>
        <table:table-column table:style-name="co16" table:default-cell-style-name="ce58"/>
        <table:table-column table:style-name="co15" table:default-cell-style-name="ce66"/>
        <table:table-column table:style-name="co2" table:default-cell-style-name="Default"/>
        <table:table-column table:style-name="co17" table:default-cell-style-name="Default"/>
        <table:table-row table:style-name="ro1">
          <table:table-cell/>
          <table:table-cell table:style-name="Default"/>
          <table:table-cell table:style-name="ce63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6" office:value-type="string">
            <text:p>TOTAL GASTOS</text:p>
          </table:table-cell>
          <table:table-cell table:style-name="ce60" table:formula="oooc:=[.C23]" office:value-type="float" office:value="4470">
            <text:p>447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57"/>
          <table:table-cell table:style-name="ce75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0" office:value-type="string">
            <text:p>Descripcion </text:p>
          </table:table-cell>
          <table:table-cell table:style-name="ce76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71" office:value-type="string">
            <text:p>TOTAL</text:p>
          </table:table-cell>
          <table:table-cell table:style-name="ce68" table:formula="oooc:=SUM([.C8:.C22])" office:value-type="float" office:value="4470">
            <text:p>4470</text:p>
          </table:table-cell>
          <table:table-cell table:number-columns-repeated="2"/>
        </table:table-row>
      </table:table>
      <table:table table:name="Graficos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ficos.H25" table:end-x="0.5858in" table:end-y="0.011in" draw:z-index="0" svg:width="5.7461in" svg:height="3.8295in" svg:x="0.1732in" svg:y="0.0319in">
              <draw:object draw:notify-on-update-of-ranges="'Cash Flow'.C21:'Cash Flow'.L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8">11/08/2005</text:date>, <text:time>12:1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0-30T11:26:01</meta:creation-date>
    <dc:creator>Luis Floreani</dc:creator>
    <dc:date>2005-11-08T12:12:04</dc:date>
    <dc:language>es-ES</dc:language>
    <meta:editing-cycles>55</meta:editing-cycles>
    <meta:editing-duration>PT4H46M29S</meta:editing-duration>
    <meta:user-defined meta:name="Info 1"/>
    <meta:user-defined meta:name="Info 2"/>
    <meta:user-defined meta:name="Info 3"/>
    <meta:user-defined meta:name="Info 4"/>
    <meta:document-statistic meta:table-count="6" meta:cell-count="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8.1000003814697pt" style:font-family-asian="Gothic" style:font-pitch-asian="variable" style:font-size-asian="18.1000003814697pt" style:font-family-complex="Tahoma" style:font-pitch-complex="variable" style:font-size-complex="1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5pt" style:font-family-asian="Gothic" style:font-pitch-asian="variable" style:font-size-asian="12.5pt" style:font-family-complex="Tahoma" style:font-pitch-complex="variable" style:font-size-complex="12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80000019073486pt" style:font-family-asian="Gothic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2.3999996185303pt" style:font-family-asian="Gothic" style:font-pitch-asian="variable" style:font-size-asian="12.3999996185303pt" style:font-family-complex="Tahoma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8.39999961853027pt" style:font-family-asian="Gothic" style:font-pitch-asian="variable" style:font-size-asian="8.39999961853027pt" style:font-family-complex="Tahoma" style:font-pitch-complex="variable" style:font-size-complex="8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9.728cm" chart:class="chart:bar" chart:style-name="ch1">
        <chart:title svg:x="5.79cm" svg:y="0.193cm" chart:style-name="ch2">
          <text:p>CashFlow</text:p>
        </chart:title>
        <chart:plot-area chart:style-name="ch3" table:cell-range-address="'Cash Flow'.$C$21:.$L$21" chart:table-number-list="0" svg:x="0.287cm" svg:y="1.303cm" svg:width="11.948cm" svg:height="8.234cm">
          <chart:axis chart:dimension="x" chart:name="primary-x" chart:style-name="ch4">
            <chart:title svg:x="6.779cm" svg:y="8.787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5.242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</table:table-cell>
              <table:table-cell office:value-type="float" office:value="-75698.146875">
                <text:p>-75698.146875</text:p>
              </table:table-cell>
              <table:table-cell office:value-type="float" office:value="-9265.303125">
                <text:p>-9265.303125</text:p>
              </table:table-cell>
              <table:table-cell office:value-type="float" office:value="46799.390625">
                <text:p>46799.390625</text:p>
              </table:table-cell>
              <table:table-cell office:value-type="float" office:value="81104.278125">
                <text:p>81104.278125</text:p>
              </table:table-cell>
              <table:table-cell office:value-type="float" office:value="124823.521875">
                <text:p>124823.521875</text:p>
              </table:table-cell>
              <table:table-cell office:value-type="float" office:value="178077.534375">
                <text:p>178077.534375</text:p>
              </table:table-cell>
              <table:table-cell office:value-type="float" office:value="209511.534375">
                <text:p>209511.534375</text:p>
              </table:table-cell>
              <table:table-cell office:value-type="float" office:value="268285.509375">
                <text:p>268285.509375</text:p>
              </table:table-cell>
              <table:table-cell office:value-type="float" office:value="273824.484375">
                <text:p>273824.484375</text:p>
              </table:table-cell>
              <table:table-cell office:value-type="float" office:value="279363.459375">
                <text:p>279363.4593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